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Numbering_20_1" style:list-style-name="L1">
      <style:paragraph-properties>
        <style:tab-stops/>
      </style:paragraph-properties>
    </style:style>
    <style:style style:name="P8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irect and Inverse Proportions</text:h>
      <text:p text:style-name="P1"/>
      <text:list xml:id="list1305585936355257361" text:style-name="L1">
        <text:list-item>
          <text:p text:style-name="P7">If two cardboard boxes occupy 500 cubic centimeters space, then how much space is required to keep 200 such boxes?</text:p>
        </text:list-item>
        <text:list-item>
          <text:p text:style-name="P7">A truck needs 54 liters of diesel for covering a distance of 297 km. How much diesel <text:s/>is required by the truck to cover a distance of 550 km?</text:p>
        </text:list-item>
        <text:list-item>
          <text:p text:style-name="P7">If the volume of gas is 630 cubic centimeters at a pressure of 360 mm of mercury, then what will be the pressure of the gas if its volume is 720 cubic centimeters at the same temperature?</text:p>
        </text:list-item>
        <text:list-item>
          <text:p text:style-name="P7">Saili cycles to Thoughtworks <text:s/>at an average speed of 12 km/h and takes 20 minutes to reach there. If she wants to reach in 12 minutes, how much should be <text:s/>her average speed?</text:p>
        </text:list-item>
        <text:list-item>
          <text:p text:style-name="P4">100 persons had food provision for 24 days. If 20 persons left the place, for how many days will the provision last ?</text:p>
        </text:list-item>
        <text:list-item>
          <text:p text:style-name="P4">If a deposit of Rs 2,000 earns an interest of Rs 500 in 3 years, how much interest would a deposit of Rs 36,000 earn in 3 years with the same rate of simple interest?</text:p>
        </text:list-item>
        <text:list-item>
          <text:p text:style-name="P4">A water tank casts a shadow 21 m long. A tree of height 9.5 m casts a shadow 8 m long at the same time. Find the height of the tank.</text:p>
        </text:list-item>
        <text:list-item>
          <text:p text:style-name="P4"><text:s/>Vikas starts for Thoughtworks at 8:20 AM on his bicycle. If he travels at a speed of 10 km/h, then he reaches the class late by 8 minutes, but on traveling at 16 km/h, he reaches 10 minutes early. At what time does the class start?</text:p>
        </text:list-item>
        <text:list-item>
          <text:p text:style-name="P4">The students of Anju's class sold posters to raise money. Anju wanted to create a ratio for finding the amount of money her class would make for different numbers of posters sold. She know they could raise Rs 250 for every 60 posters sold. </text:p>
          <text:list>
            <text:list-item>
              <text:p text:style-name="P4">How much money would Anju's class make for selling 102 posters?</text:p>
            </text:list-item>
            <text:list-item>
              <text:p text:style-name="P4">Could Anju's class raise exactly Rs 2,000? If so, how many posters would they need to sell? If not, why?</text:p>
            </text:list-item>
          </text:list>
        </text:list-item>
        <text:list-item>
          <text:p text:style-name="P4">The variable x is inversely proportional to y. If x increases by p% then by what per cent will y decreas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Answers:</text:p>
      <text:p text:style-name="P3"/>
      <text:list xml:id="list1739695120" text:continue-numbering="true" text:style-name="L1">
        <text:list-header>
          <text:p text:style-name="P5"/>
        </text:list-header>
      </text:list>
      <text:list xml:id="list6002392878885152413" text:style-name="L2">
        <text:list-item>
          <text:p text:style-name="P6">50,000 cc <text:s/></text:p>
        </text:list-item>
        <text:list-item>
          <text:p text:style-name="P6">100 litres <text:s/></text:p>
        </text:list-item>
        <text:list-item>
          <text:p text:style-name="P6"><text:s text:c="2"/>315 mm</text:p>
        </text:list-item>
        <text:list-item>
          <text:p text:style-name="P6">20 kmph <text:s/></text:p>
        </text:list-item>
        <text:list-item>
          <text:p text:style-name="P6"><text:s text:c="2"/>30 days</text:p>
        </text:list-item>
        <text:list-item>
          <text:p text:style-name="P6"><text:s text:c="2"/>9000 Rs</text:p>
        </text:list-item>
        <text:list-item>
          <text:p text:style-name="P6"><text:s text:c="2"/>24.9 m</text:p>
        </text:list-item>
        <text:list-item>
          <text:p text:style-name="P6"><text:s text:c="2"/>9 AM</text:p>
        </text:list-item>
        <text:list-item>
          <text:p text:style-name="P6"><text:s text:c="2"/>425 Rs , 480 posters</text:p>
        </text:list-item>
        <text:list-item>
          <text:p text:style-name="P6"><text:s text:c="2"/>p%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10:37:50.088867924</meta:creation-date>
    <dc:date>2014-08-26T13:54:30</dc:date>
    <meta:editing-duration>PT10M18S</meta:editing-duration>
    <meta:editing-cycles>2</meta:editing-cycles>
    <meta:generator>OpenOffice/4.0.1$Unix OpenOffice.org_project/401m5$Build-9714</meta:generator>
    <meta:document-statistic meta:table-count="0" meta:image-count="0" meta:object-count="0" meta:page-count="2" meta:paragraph-count="24" meta:word-count="399" meta:character-count="1957"/>
    <dc:creator>Vasundhara Gadiyaram</dc:creator>
  </office:meta>
</office:document-meta>
</file>